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482cm" fo:min-width="4.22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cm" fo:min-width="5.7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63cm" fo:min-width="2.419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97cm" fo:min-width="6.871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48cm" fo:min-width="4.327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54cm" fo:min-width="4.217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55cm" fo:min-width="4.217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812cm" fo:min-width="4.512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07cm" fo:min-width="4.512cm" loext:decorative="false"/>
      <style:paragraph-properties style:writing-mode="lr-tb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.048cm" fo:min-width="4.698cm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7.5cm" svg:height="2.75cm" svg:x="13cm" svg:y="13.5cm">
            <text:p text:style-name="P1">Input</text:p>
            <text:p text:style-name="P1">A,b</text:p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3" draw:text-style-name="P1" draw:layer="layout" svg:width="6.25cm" svg:height="3.75cm" svg:x="13.5cm" svg:y="18cm">
            <text:p text:style-name="P1">Add()</text:p>
            <text:p text:style-name="P1">Sub()</text:p>
            <text:p text:style-name="P1">Mul()</text:p>
            <text:p text:style-name="P1">div()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4" draw:text-style-name="P1" xml:id="id1" draw:id="id1" draw:layer="layout" svg:width="4.127cm" svg:height="1.289cm" svg:x="9.665cm" svg:y="1.25cm">
              <text:p text:style-name="P1">start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5" draw:text-style-name="P1" xml:id="id2" draw:id="id2" draw:layer="layout" svg:width="7.371cm" svg:height="1.547cm" svg:x="7.896cm" svg:y="3.055cm">
              <text:p text:style-name="P1">class(calculator)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xml:id="id3" draw:id="id3" draw:layer="layout" svg:width="7.665cm" svg:height="2.062cm" svg:x="7.012cm" svg:y="5.891cm">
              <text:p text:style-name="P1">Function</text:p>
              <text:p text:style-name="P1">num1=a</text:p>
              <text:p text:style-name="P1">num2=b</text:p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position-x="$0" draw:handle-position-y="top" draw:handle-range-x-minimum="0" draw:handle-range-x-maximum="21600"/>
              </draw:enhanced-geometry>
            </draw:custom-shape>
            <draw:custom-shape draw:style-name="gr7" draw:text-style-name="P1" xml:id="id4" draw:id="id4" draw:layer="layout" svg:width="4.717cm" svg:height="1.804cm" svg:x="2cm" svg:y="10.016cm">
              <text:p text:style-name="P1">Def add()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xml:id="id5" draw:id="id5" draw:layer="layout" svg:width="4.717cm" svg:height="1.805cm" svg:x="2cm" svg:y="13.625cm">
              <text:p text:style-name="P1">Def sub()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xml:id="id6" draw:id="id6" draw:layer="layout" svg:width="5.012cm" svg:height="2.062cm" svg:x="2cm" svg:y="16.977cm">
              <text:p text:style-name="P1">Def mul()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xml:id="id7" draw:id="id7" draw:layer="layout" svg:width="5.012cm" svg:height="2.32cm" svg:x="2cm" svg:y="20.328cm">
              <text:p text:style-name="P1">Def div()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1" draw:text-style-name="P1" draw:layer="layout" svg:x1="11.729cm" svg:y1="2.539cm" svg:x2="11.581cm" svg:y2="3.055cm" draw:start-shape="id1" draw:start-glue-point="8" draw:end-shape="id2" draw:end-glue-point="0" svg:d="M11729 2539v258h-148v258" svg:viewBox="0 0 149 517">
              <text:p/>
            </draw:connector>
            <draw:connector draw:style-name="gr11" draw:text-style-name="P1" draw:layer="layout" svg:x1="11.581cm" svg:y1="4.602cm" svg:x2="11.803cm" svg:y2="5.891cm" draw:start-shape="id2" draw:start-glue-point="2" draw:end-shape="id3" draw:end-glue-point="4" svg:d="M11581 4602v644h222v645" svg:viewBox="0 0 223 1290">
              <text:p/>
            </draw:connector>
            <draw:connector draw:style-name="gr11" draw:text-style-name="P1" draw:layer="layout" svg:x1="7.97cm" svg:y1="6.922cm" svg:x2="4.358cm" svg:y2="10.016cm" draw:start-shape="id3" draw:start-glue-point="9" draw:end-shape="id4" draw:end-glue-point="0" svg:d="M7970 6922h-3612v3094" svg:viewBox="0 0 3613 3095">
              <text:p/>
            </draw:connector>
            <draw:connector draw:style-name="gr11" draw:text-style-name="P1" draw:layer="layout" svg:x1="9.886cm" svg:y1="7.953cm" svg:x2="4.358cm" svg:y2="13.625cm" draw:start-shape="id3" draw:start-glue-point="7" draw:end-shape="id5" svg:d="M9886 7953v2836h-5528v2836" svg:viewBox="0 0 5529 5673">
              <text:p/>
            </draw:connector>
            <draw:connector draw:style-name="gr11" draw:text-style-name="P1" draw:layer="layout" svg:x1="10.845cm" svg:y1="7.953cm" svg:x2="4.506cm" svg:y2="16.977cm" draw:start-shape="id3" draw:start-glue-point="8" draw:end-shape="id6" draw:end-glue-point="0" svg:d="M10845 7953v4513h-6339v4511" svg:viewBox="0 0 6340 9025">
              <text:p/>
            </draw:connector>
            <draw:connector draw:style-name="gr11" draw:text-style-name="P1" draw:layer="layout" svg:x1="13.719cm" svg:y1="6.922cm" svg:x2="4.506cm" svg:y2="20.328cm" draw:start-shape="id3" draw:start-glue-point="6" draw:end-shape="id7" draw:end-glue-point="0" svg:d="M13719 6922h1459v7219h-10672v6187" svg:viewBox="0 0 10673 13407">
              <text:p/>
            </draw:connector>
            <draw:connector draw:style-name="gr11" draw:text-style-name="P1" draw:layer="layout" svg:x1="17.688cm" svg:y1="13.5cm" svg:x2="13.719cm" svg:y2="6.922cm" draw:end-shape="id3" draw:end-glue-point="6" svg:d="M17688 13500h-1255v-6578h-2714" svg:viewBox="0 0 3970 6579">
              <text:p/>
            </draw:connector>
            <draw:connector draw:style-name="gr11" draw:text-style-name="P1" draw:layer="layout" svg:x1="19.394cm" svg:y1="16.719cm" svg:x2="19.246cm" svg:y2="18.523cm" svg:d="M19394 16719v903h-148v901" svg:viewBox="0 0 149 1805">
              <text:p/>
            </draw:connector>
            <draw:connector draw:style-name="gr11" draw:text-style-name="P1" draw:layer="layout" svg:x1="13.5cm" svg:y1="19.875cm" svg:x2="10.844cm" svg:y2="7.953cm" draw:end-shape="id3" svg:d="M13500 19875v-5710h-2656v-6212" svg:viewBox="0 0 2657 11923">
              <text:p/>
            </draw:connector>
            <draw:custom-shape draw:style-name="gr12" draw:text-style-name="P1" xml:id="id8" draw:id="id8" draw:layer="layout" svg:width="8.254cm" svg:height="2.062cm" svg:x="7.307cm" svg:y="23.938cm">
              <text:p text:style-name="P1">output</text:p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position-x="$0" draw:handle-position-y="top" draw:handle-range-x-minimum="0" draw:handle-range-x-maximum="21600"/>
              </draw:enhanced-geometry>
            </draw:custom-shape>
            <draw:connector draw:style-name="gr11" draw:text-style-name="P1" draw:layer="layout" svg:x1="11.434cm" svg:y1="23.938cm" svg:x2="10.845cm" svg:y2="7.953cm" draw:start-shape="id8" draw:start-glue-point="5" draw:end-shape="id3" draw:end-glue-point="8" svg:d="M11434 23938v-7992h-589v-7993" svg:viewBox="0 0 590 15986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0T18:26:20.123956700</meta:creation-date>
    <dc:date>2025-08-20T18:44:33.173134200</dc:date>
    <meta:editing-duration>PT7M23S</meta:editing-duration>
    <meta:editing-cycles>1</meta:editing-cycles>
    <meta:generator>LibreOffice/25.2.5.2$Windows_X86_64 LibreOffice_project/03d19516eb2e1dd5d4ccd751a0d6f35f35e08022</meta:generator>
    <meta:document-statistic meta:object-count="22"/>
  </office:meta>
</office:document-meta>
</file>